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size="12pt" officeooo:rsid="000ae279" officeooo:paragraph-rsid="000ae279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90a79" officeooo:paragraph-rsid="00090a79" style:font-size-asian="10.5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90a79" officeooo:paragraph-rsid="000ae279" style:font-size-asian="10.5pt" style:font-size-complex="12pt"/>
    </style:style>
    <style:style style:name="P4" style:family="paragraph" style:parent-style-name="Preformatted_20_Text">
      <style:paragraph-properties fo:margin-top="0in" fo:margin-bottom="0.1965in" style:contextual-spacing="false" fo:line-height="142%" fo:text-align="end" style:justify-single-word="false" fo:orphans="1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officeooo:rsid="00090a79" officeooo:paragraph-rsid="000ae279" style:font-size-asian="20pt" style:font-size-complex="2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e27b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090a79" officeooo:paragraph-rsid="000ae27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0ee27b" officeooo:paragraph-rsid="000ee27b" style:font-size-asian="12pt" style:font-weight-asian="normal" style:font-size-complex="12pt" style:font-weight-complex="normal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4"/>
    <style:style style:name="P11" style:family="paragraph" style:parent-style-name="Preformatted_20_Text" style:list-style-name="L4">
      <style:paragraph-properties fo:margin-top="0in" fo:margin-bottom="0.1965in" style:contextual-spacing="false" fo:line-height="142%" fo:text-align="end" style:justify-single-word="false" fo:orphans="1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fo:font-size="12pt" fo:font-weight="normal" officeooo:rsid="000ee27b" style:font-size-asian="12pt" style:font-weight-asian="normal" style:font-size-complex="12pt" style:font-weight-complex="normal"/>
    </style:style>
    <style:style style:name="T2" style:family="text">
      <style:text-properties fo:color="#4d4d4c" loext:opacity="100%" style:font-name="inherit" fo:background-color="transparent" loext:char-shading-value="0" loext:padding="0in" loext:border="none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>
      <style:text-properties fo:font-weight="normal" style:font-size-asian="12pt" style:font-weight-asian="normal" style:font-weight-complex="normal"/>
    </style:style>
    <style:style style:name="T5" style:family="text">
      <style:text-properties officeooo:rsid="00114c3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بسم الله الرحمن الرحیم</text:p>
      <text:p text:style-name="P3"/>
      <text:p text:style-name="P3"><text:span text:style-name="T3">this document create base on this document </text:span><text:a xlink:type="simple" xlink:href="https://endsec.au/blog/building-an-automated-malware-sandbox-using-cape/" text:style-name="Internet_20_link" text:visited-style-name="Visited_20_Internet_20_Link"><text:span text:style-name="T4">https://endsec.au/blog/building-an-automated-malware-sandbox-using-cape/</text:span></text:a><text:span text:style-name="T4"> </text:span></text:p>
      <text:p text:style-name="P7"/>
      <text:p text:style-name="P8">my setup is :</text:p>
      <text:p text:style-name="P6"><text:span text:style-name="T1"><text:tab/>OS : </text:span><text:span text:style-name="T4">ubuntu</text:span><text:span text:style-name="T1">-22</text:span></text:p>
      <text:p text:style-name="P8"><text:tab/>python : 3.10</text:p>
      <text:p text:style-name="P8"><text:tab/>shh : okay</text:p>
      <text:p text:style-name="P8"><text:tab/> <text:line-break/><text:tab/></text:p>
      <text:h text:style-name="P1" text:outline-level="2">Key Installation Points</text:h>
      <text:list xml:id="list353020557" text:style-name="L1">
        <text:list-item>
          <text:p text:style-name="P13"><text:span text:style-name="Strong_20_Emphasis">PostgreSQL Installation</text:span> </text:p>
          <text:list>
            <text:list-item>
              <text:p text:style-name="P13">Ensure that PostgreSQL is installed correctly as it is crucial for CAPE's database management. Follow the official PostgreSQL documentation for detailed installation steps. </text:p>
            </text:list-item>
          </text:list>
        </text:list-item>
        <text:list-item>
          <text:p text:style-name="P13"><text:span text:style-name="Strong_20_Emphasis">Poetry and Package Installation</text:span> </text:p>
          <text:list>
            <text:list-item>
              <text:p text:style-name="P12">Install Poetry to manage Python packages effectively. Use the following commands to install Poetry and the necessary packages: </text:p>
            </text:list-item>
          </text:list>
        </text:list-item>
      </text:list>
      <text:list xml:id="list606060425" text:style-name="L2">
        <text:list-item>
          <text:p text:style-name="P9">bash</text:p>
        </text:list-item>
      </text:list>
      <text:p text:style-name="P4"><text:span text:style-name="Source_20_Text"><text:span text:style-name="T2">curl -sSL https://install.python-poetry.org | python3</text:span></text:span></text:p>
      <text:list xml:id="list3514546171" text:style-name="L3">
        <text:list-item>
          <text:p text:style-name="P14">After installing Poetry, navigate to your CAPE directory and run: </text:p>
        </text:list-item>
      </text:list>
      <text:list xml:id="list818671520" text:style-name="L4">
        <text:list-item>
          <text:list>
            <text:list-item text:start-value="2">
              <text:p text:style-name="P10">bash</text:p>
              <text:p text:style-name="P11"><text:span text:style-name="Source_20_Text"><text:span text:style-name="T2">poetry install</text:span></text:span></text:p>
            </text:list-item>
            <text:list-item>
              <text:p text:style-name="P16">Avoid using <text:span text:style-name="Source_20_Text">sudo</text:span> during this process to prevent permission issues. </text:p>
            </text:list-item>
          </text:list>
        </text:list-item>
        <text:list-item>
          <text:p text:style-name="P16"><text:span text:style-name="Strong_20_Emphasis">Python 32-bit Installation</text:span> </text:p>
          <text:list>
            <text:list-item>
              <text:p text:style-name="P16">Install a 32-bit version of Python on your KVM machine. This is necessary as some malware samples may require a 32-bit environment to execute correctly. </text:p>
            </text:list-item>
          </text:list>
        </text:list-item>
        <text:list-item>
          <text:p text:style-name="P16"><text:span text:style-name="Strong_20_Emphasis">CAPE Agent Configuration</text:span> </text:p>
          <text:list>
            <text:list-item>
              <text:p text:style-name="P16">Ensure that the CAPE agent is functioning correctly within your virtual machine. Test its performance from an isolated network to confirm that it can analyze malware samples effectively. </text:p>
            </text:list-item>
          </text:list>
        </text:list-item>
        <text:list-item>
          <text:p text:style-name="P16"><text:span text:style-name="Strong_20_Emphasis">Troubleshooting CAPE Errors</text:span> </text:p>
          <text:list>
            <text:list-item>
              <text:p text:style-name="P15">If you encounter errors even after following all steps correctly, consider restarting your operating system and then rebooting all CAPE services. This often resolves lingering issues. </text:p>
            </text:list-item>
          </text:list>
        </text:list-item>
      </text:list>
      <text:h text:style-name="Heading_20_2" text:outline-level="2">Additional Considerations</text:h>
      <text:list xml:id="list243557388" text:style-name="L5">
        <text:list-item>
          <text:p text:style-name="P18"><text:span text:style-name="Strong_20_Emphasis">System Requirements</text:span>: Verify that your hardware meets the requirements for running both the host and guest systems efficiently. </text:p>
        </text:list-item>
        <text:list-item>
          <text:p text:style-name="P18"><text:soft-page-break/><text:span text:style-name="Strong_20_Emphasis">Virtualization Settings</text:span>: Ensure that virtualization is enabled in your BIOS/UEFI settings for optimal performance. </text:p>
        </text:list-item>
        <text:list-item>
          <text:p text:style-name="P17"><text:span text:style-name="Strong_20_Emphasis">Snapshot Management</text:span>: Take regular snapshots of your virtual machines to revert back in case of any issues during malware analysis. <text:span text:style-name="T5">And takesnapshot in runnig sta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8:36:38.206286872</meta:creation-date>
    <dc:date>2025-01-22T08:42:23.831590803</dc:date>
    <meta:editing-duration>PT2H2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269" meta:character-count="1839" meta:non-whitespace-character-count="1593"/>
  </office:meta>
</office:document-meta>
</file>